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officeooo:rsid="0005c46f" officeooo:paragraph-rsid="0005c46f" style:font-size-asian="14pt" style:font-size-complex="14pt"/>
    </style:style>
    <style:style style:name="P2" style:family="paragraph" style:parent-style-name="Standard" style:list-style-name="List_20_1">
      <style:text-properties fo:font-size="14pt" officeooo:rsid="0005c46f" officeooo:paragraph-rsid="0005c46f" style:font-size-asian="14pt" style:font-size-complex="14pt"/>
    </style:style>
    <style:style style:name="P3" style:family="paragraph" style:parent-style-name="Standard">
      <style:text-properties fo:font-size="14pt" officeooo:rsid="00064b31" officeooo:paragraph-rsid="00064b31" style:font-size-asian="14pt" style:font-size-complex="14pt"/>
    </style:style>
    <style:style style:name="P4" style:family="paragraph" style:parent-style-name="Standard">
      <style:text-properties fo:font-size="14pt" officeooo:rsid="0003fa92" officeooo:paragraph-rsid="0003fa92" style:font-size-asian="14pt" style:font-size-complex="14pt"/>
    </style:style>
    <style:style style:name="P5" style:family="paragraph" style:parent-style-name="Standard">
      <style:text-properties fo:font-size="20pt" style:font-size-asian="20pt" style:font-size-complex="20pt"/>
    </style:style>
    <style:style style:name="P6" style:family="paragraph" style:parent-style-name="Standard">
      <style:text-properties fo:font-size="16pt" officeooo:rsid="0005c46f" officeooo:paragraph-rsid="0005c46f" style:font-size-asian="16pt" style:font-size-complex="16pt"/>
    </style:style>
    <style:style style:name="T1" style:family="text">
      <style:text-properties officeooo:rsid="0003fa92"/>
    </style:style>
    <style:style style:name="T2" style:family="text">
      <style:text-properties officeooo:rsid="00064b3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Css –</text:span> <text:span text:style-name="T1">flexbox</text:span></text:p>
      <text:p text:style-name="Standard"/>
      <text:p text:style-name="P4">Apresentação os fundamentos e aplicações da propriedade flexbox na criação de <text:s/>layouts responsivos, sem a necessidade a definição de valores fixos.</text:p>
      <text:p text:style-name="P4"/>
      <text:p text:style-name="P4"/>
      <text:p text:style-name="P4">Foi projetado como um layout unidimensional e como um método que pode oferecer distribuição de espaço entre itens em uma interface e recursos de alinhamento.</text:p>
      <text:p text:style-name="P4"/>
      <text:p text:style-name="P4"/>
      <text:p text:style-name="P6">Flex Container</text:p>
      <text:p text:style-name="P1"/>
      <text:p text:style-name="P1">É a tag que envolve os itens, será nela que aplicaremos a propriedade “display: flex”. Transforma todos os itens filhos em flex itens.</text:p>
      <text:p text:style-name="P1"/>
      <text:p text:style-name="P1">Propriedades relacionadas:</text:p>
      <text:list xml:id="list3774089037" text:style-name="List_20_1">
        <text:list-header>
          <text:p text:style-name="P2"/>
        </text:list-header>
        <text:list-item>
          <text:p text:style-name="P2"><text:s/>display – inicializador do container</text:p>
        </text:list-item>
        <text:list-item>
          <text:p text:style-name="P2"><text:s/>flex-direction – direciona os itens em linhas ou colunas</text:p>
        </text:list-item>
        <text:list-item>
          <text:p text:style-name="P2"><text:s/>flex-wrap – quebra de linha ou não</text:p>
        </text:list-item>
        <text:list-item>
          <text:p text:style-name="P2"><text:s/>flex-flow – abreviação para di<text:span text:style-name="T2">re</text:span>ction e wrap</text:p>
        </text:list-item>
        <text:list-item>
          <text:p text:style-name="P2"><text:s/>justify-content – alinha os itens do container de acordo com sua direção</text:p>
        </text:list-item>
        <text:list-item>
          <text:p text:style-name="P2"><text:s/>align-items – alinha esses itens de acordo com o eixo do container</text:p>
        </text:list-item>
        <text:list-item>
          <text:p text:style-name="P2"><text:s/>align-content – alinha as linhas do container</text:p>
        </text:list-item>
      </text:list>
      <text:p text:style-name="P1"/>
      <text:p text:style-name="P6">Flex items</text:p>
      <text:p text:style-name="P1"/>
      <text:p text:style-name="P1">São elementos filhos diretos do flex container. E também podem se tornar flex container.</text:p>
      <text:p text:style-name="P1"/>
      <text:p text:style-name="P3">Propriedades relacionadas:</text:p>
      <text:p text:style-name="P3"/>
      <text:p text:style-name="P3">flex-grow – define fator de crescimento</text:p>
      <text:p text:style-name="P3">flex-basis – define tamanho inicial desse item antes da distribuição do espaço restante dentro do container</text:p>
      <text:p text:style-name="P3">flex-shrink – define a capacidade de redução</text:p>
      <text:p text:style-name="P3">flex – abreviação para as três propriedades acima</text:p>
      <text:p text:style-name="P3">order – ordem de distribuição e listagem desses itens</text:p>
      <text:p text:style-name="P3">align-self – define o alinhamento de um item especifico dentro desse container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5T08:48:42.895000000</meta:creation-date>
    <dc:date>2022-06-05T09:25:53.280000000</dc:date>
    <meta:editing-duration>PT1M28S</meta:editing-duration>
    <meta:editing-cycles>1</meta:editing-cycles>
    <meta:document-statistic meta:table-count="0" meta:image-count="0" meta:object-count="0" meta:page-count="1" meta:paragraph-count="23" meta:word-count="205" meta:character-count="1353" meta:non-whitespace-character-count="1156"/>
    <meta:generator>LibreOffice/7.3.3.2$Windows_X86_64 LibreOffice_project/d1d0ea68f081ee2800a922cac8f79445e4603348</meta:generator>
  </office:meta>
</office:document-meta>
</file>